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6.354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0pt" style:font-size-asian="20pt" style:font-size-complex="20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P6" style:family="paragraph">
      <loext:graphic-properties draw:fill="none" draw:fill-color="#ffffff"/>
      <style:paragraph-properties fo:text-align="start"/>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2cm" svg:x="1.524cm" svg:y="0.762cm">
          <draw:text-box>
            <text:p text:style-name="P1"><text:span text:style-name="T1">Holy Gospel</text:span></text:p>
            <text:p text:style-name="P1"><text:span text:style-name="T2">Matthew 5:38–48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892cm" svg:height="6.263cm" svg:x="1.524cm" svg:y="0.762cm">
          <draw:text-box>
            <text:p text:style-name="P4"><text:span text:style-name="T3">38</text:span><text:span text:style-name="T4">[Jesus said:] “You have heard that it was said, ‘An eye for an eye and a tooth for a tooth.’ </text:span></text:p>
            <text:p><text:span text:style-name="T3">39</text:span><text:span text:style-name="T4">But I say to you, Do not resist the one who is evil.</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2" draw:layer="layout" svg:width="24.892cm" svg:height="6.263cm" svg:x="1.524cm" svg:y="0.762cm">
          <draw:text-box>
            <text:p text:style-name="P4"><text:span text:style-name="T4">But if anyone slaps you on the right cheek, turn to him the other also. </text:span><text:span text:style-name="T3">40</text:span><text:span text:style-name="T4">And if anyone would sue you and take your tunic, let him have your cloak as well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2" draw:layer="layout" svg:width="24.892cm" svg:height="6.263cm" svg:x="1.524cm" svg:y="0.762cm">
          <draw:text-box>
            <text:p text:style-name="P4"><text:span text:style-name="T3">41</text:span><text:span text:style-name="T4">And if anyone forces you to go one mile, go with him two miles. </text:span><text:span text:style-name="T3">42</text:span><text:span text:style-name="T4">Give to the one who begs from you, and do not refuse the one who would borrow from you.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2" draw:layer="layout" svg:width="24.892cm" svg:height="6.263cm" svg:x="1.524cm" svg:y="0.762cm">
          <draw:text-box>
            <text:p text:style-name="P4"><text:span text:style-name="T3">43</text:span><text:span text:style-name="T4">“You have heard that it was said, ‘You shall love your neighbor and hate your enemy.’ </text:span><text:span text:style-name="T3">44</text:span><text:span text:style-name="T4">But I say to you, Love your enemies and pray for those who persecute you,</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2" draw:layer="layout" svg:width="24.892cm" svg:height="6.263cm" svg:x="1.524cm" svg:y="0.762cm">
          <draw:text-box>
            <text:p text:style-name="P4"><text:span text:style-name="T3">45</text:span><text:span text:style-name="T4">so that you may be sons of your Father who is in heaven. For he makes his sun rise on the evil and on the good, and sends rain on the just and on the unjust.</text:span><text:span text:style-name="T5">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4" draw:text-style-name="P5" draw:layer="layout" svg:width="24.892cm" svg:height="4.76cm" svg:x="1.524cm" svg:y="0.762cm">
          <draw:text-box>
            <text:p text:style-name="P4"><text:span text:style-name="T3">46</text:span><text:span text:style-name="T4">For if you love those who love you, what reward do you have? Do not even the tax collectors do the same?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6" draw:layer="layout" svg:width="24.892cm" svg:height="6.604cm" svg:x="1.524cm" svg:y="0.762cm">
          <draw:text-box>
            <text:p><text:span text:style-name="T3">47</text:span><text:span text:style-name="T4">And if you greet only your brothers, what more are you doing than others? Do not even the Gentiles do the same? </text:span><text:span text:style-name="T3">48</text:span><text:span text:style-name="T4">You therefore must be perfect, as your heavenly Father is perfect.</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4T14:53:03.693000000</meta:creation-date>
    <dc:date>2017-02-17T16:00:40.767000000</dc:date>
    <meta:editing-duration>PT1M16S</meta:editing-duration>
    <meta:editing-cycles>4</meta:editing-cycles>
    <meta:generator>LibreOffice/5.2.5.1$Windows_X86_64 LibreOffice_project/0312e1a284a7d50ca85a365c316c7abbf20a4d22</meta:generator>
    <meta:document-statistic meta:object-count="45"/>
  </office:meta>
</office:document-meta>
</file>